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3" style:base-cell-address="Sheet1.H2"/>
    </style:style>
    <style:style style:name="ce2" style:family="table-cell" style:parent-style-name="Default">
      <style:map style:condition="cell-content()=&quot;yes&quot;" style:apply-style-name="Untitled1" style:base-cell-address="Sheet1.L2"/>
      <style:map style:condition="cell-content()=&quot;paraphrase&quot;" style:apply-style-name="Untitled2" style:base-cell-address="Sheet1.L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Cosine</text:p>
          </table:table-cell>
          <table:table-cell table:style-name="ce3" office:value-type="string" calcext:value-type="string">
            <text:p>Jaccard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it.fr</text:p>
          </table:table-cell>
          <table:table-cell office:value-type="float" office:value="0.201007563051842" calcext:value-type="float">
            <text:p>0.201007563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.8169014084507" calcext:value-type="float">
            <text:p>2.816901408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it.en</text:p>
          </table:table-cell>
          <table:table-cell office:value-type="float" office:value="0.247536885744169" calcext:value-type="float">
            <text:p>0.247536885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it</text:p>
          </table:table-cell>
          <table:table-cell office:value-type="float" office:value="0.267261241912424" calcext:value-type="float">
            <text:p>0.26726124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57.1428571428571" calcext:value-type="float">
            <text:p>57.1428571429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en</text:p>
          </table:table-cell>
          <table:table-cell office:value-type="float" office:value="0.273861278752583" calcext:value-type="float">
            <text:p>0.2738612788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1.44927536231884" calcext:value-type="float">
            <text:p>1.449275362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it.en</text:p>
          </table:table-cell>
          <table:table-cell office:value-type="float" office:value="0.276026223736942" calcext:value-type="float">
            <text:p>0.27602622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it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en</text:p>
          </table:table-cell>
          <table:table-cell office:value-type="float" office:value="0.302079270009599" calcext:value-type="float">
            <text:p>0.302079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it.en</text:p>
          </table:table-cell>
          <table:table-cell office:value-type="float" office:value="0.334076552390531" calcext:value-type="float">
            <text:p>0.33407655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.125" calcext:value-type="float">
            <text:p>3.12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it</text:p>
          </table:table-cell>
          <table:table-cell office:value-type="float" office:value="0.390360029179413" calcext:value-type="float">
            <text:p>0.39036002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66.6666666666667" calcext:value-type="float">
            <text:p>6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en</text:p>
          </table:table-cell>
          <table:table-cell office:value-type="float" office:value="0.4" calcext:value-type="float">
            <text:p>0.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36.3636363636364" calcext:value-type="float">
            <text:p>36.3636363636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en</text:p>
          </table:table-cell>
          <table:table-cell office:value-type="float" office:value="0.413918677192358" calcext:value-type="float">
            <text:p>0.413918677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430414231010558" calcext:value-type="float">
            <text:p>0.43041423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it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21.0526315789474" calcext:value-type="float">
            <text:p>21.0526315789</text:p>
          </table:table-cell>
          <table:table-cell office:value-type="float" office:value="5.79710144927536" calcext:value-type="float">
            <text:p>5.797101449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fr</text:p>
          </table:table-cell>
          <table:table-cell office:value-type="float" office:value="0.462250163521024" calcext:value-type="float">
            <text:p>0.462250163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35.7142857142857" calcext:value-type="float">
            <text:p>35.71428571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it.fr</text:p>
          </table:table-cell>
          <table:table-cell office:value-type="float" office:value="0.466149010748419" calcext:value-type="float">
            <text:p>0.466149010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1.6666666666667" calcext:value-type="float">
            <text:p>41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fr</text:p>
          </table:table-cell>
          <table:table-cell office:value-type="float" office:value="0.478091443733758" calcext:value-type="float">
            <text:p>0.478091443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2.8169014084507" calcext:value-type="float">
            <text:p>2.816901408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fr</text:p>
          </table:table-cell>
          <table:table-cell office:value-type="float" office:value="0.480384461415262" calcext:value-type="float">
            <text:p>0.480384461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3.44827586206897" calcext:value-type="float">
            <text:p>3.4482758621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fr</text:p>
          </table:table-cell>
          <table:table-cell office:value-type="float" office:value="0.487950036474267" calcext:value-type="float">
            <text:p>0.487950036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it.fr</text:p>
          </table:table-cell>
          <table:table-cell office:value-type="float" office:value="0.50709255283711" calcext:value-type="float">
            <text:p>0.50709255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it</text:p>
          </table:table-cell>
          <table:table-cell office:value-type="float" office:value="0.530330085889911" calcext:value-type="float">
            <text:p>0.530330085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it.en</text:p>
          </table:table-cell>
          <table:table-cell office:value-type="float" office:value="0.560448538317805" calcext:value-type="float">
            <text:p>0.560448538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1.25" calcext:value-type="float">
            <text:p>31.2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56980288229819" calcext:value-type="float">
            <text:p>0.569802882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4.7058823529412" calcext:value-type="float">
            <text:p>14.7058823529</text:p>
          </table:table-cell>
          <table:table-cell office:value-type="float" office:value="45.4545454545455" calcext:value-type="float">
            <text:p>45.454545454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it.fr</text:p>
          </table:table-cell>
          <table:table-cell office:value-type="float" office:value="0.580014790565742" calcext:value-type="float">
            <text:p>0.58001479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21.4285714285714" calcext:value-type="float">
            <text:p>2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it</text:p>
          </table:table-cell>
          <table:table-cell office:value-type="float" office:value="0.647150228929434" calcext:value-type="float">
            <text:p>0.6471502289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6.5384615384615" calcext:value-type="float">
            <text:p>36.5384615385</text:p>
          </table:table-cell>
          <table:table-cell office:value-type="float" office:value="52.7777777777778" calcext:value-type="float">
            <text:p>52.7777777778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it.en</text:p>
          </table:table-cell>
          <table:table-cell office:value-type="float" office:value="0.661437827766148" calcext:value-type="float">
            <text:p>0.661437827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54.5454545454545" calcext:value-type="float">
            <text:p>54.545454545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673575314054563" calcext:value-type="float">
            <text:p>0.673575314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1.7391304347826" calcext:value-type="float">
            <text:p>21.7391304348</text:p>
          </table:table-cell>
          <table:table-cell office:value-type="float" office:value="31.25" calcext:value-type="float">
            <text:p>31.2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fr</text:p>
          </table:table-cell>
          <table:table-cell office:value-type="float" office:value="0.680413817439772" calcext:value-type="float">
            <text:p>0.68041381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9.1304347826087" calcext:value-type="float">
            <text:p>39.130434782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en</text:p>
          </table:table-cell>
          <table:table-cell office:value-type="float" office:value="0.700140042014005" calcext:value-type="float">
            <text:p>0.70014004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.75" calcext:value-type="float">
            <text:p>18.75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it.fr</text:p>
          </table:table-cell>
          <table:table-cell office:value-type="float" office:value="0.705882352941176" calcext:value-type="float">
            <text:p>0.70588235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.721408419362348" calcext:value-type="float">
            <text:p>0.721408419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fr</text:p>
          </table:table-cell>
          <table:table-cell office:value-type="float" office:value="0.721687836487032" calcext:value-type="float">
            <text:p>0.721687836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730296743340221" calcext:value-type="float">
            <text:p>0.7302967433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9.3103448275862" calcext:value-type="float">
            <text:p>29.3103448276</text:p>
          </table:table-cell>
          <table:table-cell office:value-type="float" office:value="12.3188405797101" calcext:value-type="float">
            <text:p>12.3188405797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it.fr</text:p>
          </table:table-cell>
          <table:table-cell office:value-type="float" office:value="0.762770071396474" calcext:value-type="float">
            <text:p>0.762770071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58.8235294117647" calcext:value-type="float">
            <text:p>58.8235294118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it</text:p>
          </table:table-cell>
          <table:table-cell office:value-type="float" office:value="0.771516749810459" calcext:value-type="float">
            <text:p>0.771516749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fr</text:p>
          </table:table-cell>
          <table:table-cell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2.6923076923077" calcext:value-type="float">
            <text:p>32.6923076923</text:p>
          </table:table-cell>
          <table:table-cell office:value-type="float" office:value="52.9411764705882" calcext:value-type="float">
            <text:p>52.9411764706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0.2380952380952" calcext:value-type="float">
            <text:p>20.2380952381</text:p>
          </table:table-cell>
          <table:table-cell office:value-type="float" office:value="26.5625" calcext:value-type="float">
            <text:p>26.562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it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6.6666666666667" calcext:value-type="float">
            <text:p>6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it.en</text:p>
          </table:table-cell>
          <table:table-cell office:value-type="float" office:value="0.853491813588196" calcext:value-type="float">
            <text:p>0.853491813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36.8421052631579" calcext:value-type="float">
            <text:p>36.8421052632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it.fr</text:p>
          </table:table-cell>
          <table:table-cell office:value-type="float" office:value="0.866025403784439" calcext:value-type="float">
            <text:p>0.866025403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3.75" calcext:value-type="float">
            <text:p>93.75</text:p>
          </table:table-cell>
          <table:table-cell office:value-type="float" office:value="65.2173913043478" calcext:value-type="float">
            <text:p>65.2173913043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it.fr</text:p>
          </table:table-cell>
          <table:table-cell office:value-type="float" office:value="0.869318287921223" calcext:value-type="float">
            <text:p>0.869318287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3.6231884057971" calcext:value-type="float">
            <text:p>53.6231884058</text:p>
          </table:table-cell>
          <table:table-cell office:value-type="float" office:value="63.7931034482759" calcext:value-type="float">
            <text:p>63.7931034483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it.e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39.1304347826087" calcext:value-type="float">
            <text:p>39.1304347826</text:p>
          </table:table-cell>
          <table:table-cell office:value-type="float" office:value="19.5652173913043" calcext:value-type="float">
            <text:p>19.5652173913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calcext:conditional-formats>
          <calcext:conditional-format calcext:target-range-address="Sheet1.L2:Sheet1.M67">
            <calcext:condition calcext:apply-style-name="Untitled1" calcext:value="=&quot;yes&quot;" calcext:base-cell-address="Sheet1.L2"/>
            <calcext:condition calcext:apply-style-name="Untitled2" calcext:value="=&quot;paraphrase&quot;" calcext:base-cell-address="Sheet1.L2"/>
          </calcext:conditional-format>
          <calcext:conditional-format calcext:target-range-address="Sheet1.H2:Sheet1.K67">
            <calcext:condition calcext:apply-style-name="Untitled3" calcext:value="=&quot;yes&quot;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M6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0066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11:59:43.543414545</dc:date>
    <meta:document-statistic meta:table-count="1" meta:cell-count="871" meta:object-count="0"/>
    <meta:generator>LibreOffice/4.2.8.2$Linux_X86_64 LibreOffice_project/420m0$Build-2</meta:generator>
  </office:meta>
</office:document-meta>
</file>